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Standard">
      <style:paragraph-properties fo:line-height="100%" style:page-number="1"/>
      <style:text-properties fo:font-size="10pt" officeooo:paragraph-rsid="014fb327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paragraph-rsid="01492e58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= singlecorrect, MARKS=2, NEG= -1, CATEGORY=easy</text:p>
      <text:p text:style-name="P2">Which runtime environment is used for all Lambda functions in Activity3?</text:p>
      <text:p text:style-name="P2">OPTIONS=</text:p>
      <text:p text:style-name="P2"><text:s text:c="4"/>A. nodejs18.x</text:p>
      <text:p text:style-name="P2"><text:s text:c="4"/>B. python3.10</text:p>
      <text:p text:style-name="P2"><text:s text:c="4"/>C. go1.x</text:p>
      <text:p text:style-name="P2"><text:s text:c="4"/>D. java11</text:p>
      <text:p text:style-name="P2">ANSWER=B</text:p>
      <text:p text:style-name="P2">ANSDESC =</text:p>
      <text:p text:style-name="P2">REMARKS=</text:p>
      <text:p text:style-name="P2"><text:s text:c="4"/>• Correct: Activity3 uses Python 3.10 runtime for Lambda functions.</text:p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ich AWS service stores and retrieves tasks in the createTodo Lambda function?</text:p>
      <text:p text:style-name="P2">OPTIONS=</text:p>
      <text:p text:style-name="P2"><text:s text:c="4"/>A. DynamoDB</text:p>
      <text:p text:style-name="P2"><text:s text:c="4"/>B. S3</text:p>
      <text:p text:style-name="P2"><text:s text:c="4"/>C. SQS</text:p>
      <text:p text:style-name="P2"><text:s text:c="4"/>D. CloudWatch</text:p>
      <text:p text:style-name="P2">ANSWER=A</text:p>
      <text:p text:style-name="P2">ANSDESC =</text:p>
      <text:p text:style-name="P2">REMARKS=</text:p>
      <text:p text:style-name="P2"><text:s text:c="4"/>• Correct: DynamoDB table TodoTable is used to store todo tasks.</text:p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at is the default AWS region specified in Activity3’s provider configuration?</text:p>
      <text:p text:style-name="P2">OPTIONS=</text:p>
      <text:p text:style-name="P2"><text:s text:c="4"/>A. us-east-1</text:p>
      <text:p text:style-name="P2"><text:s text:c="4"/>B. ap-south-1</text:p>
      <text:p text:style-name="P2"><text:s text:c="4"/>C. eu-west-1</text:p>
      <text:p text:style-name="P2"><text:s text:c="4"/>D. ap-southeast-1</text:p>
      <text:p text:style-name="P2">ANSWER=B</text:p>
      <text:p text:style-name="P2">ANSDESC =</text:p>
      <text:p text:style-name="P2">REMARKS=</text:p>
      <text:p text:style-name="P2"><text:s text:c="4"/>• Correct: The provider region is set to ap-south-1 (Mumbai).</text:p>
      <text:p text:style-name="P2"/>
      <text:p text:style-name="P2">=============================================================================</text:p>
      <text:p text:style-name="P2"/>
      <text:p text:style-name="P2">QUESTION= singlecorrect, MARKS=2, NEG= -1, CATEGORY=easy</text:p>
      <text:p text:style-name="P2">Which Serverless Framework command is used to delete all deployed resources at the end of Activity3?</text:p>
      <text:p text:style-name="P2">OPTIONS=</text:p>
      <text:p text:style-name="P2"><text:s text:c="4"/>A. sls package</text:p>
      <text:p text:style-name="P2"><text:s text:c="4"/>B. sls remove</text:p>
      <text:p text:style-name="P2"><text:s text:c="4"/>C. sls logs</text:p>
      <text:p text:style-name="P2"><text:s text:c="4"/>D. sls info</text:p>
      <text:p text:style-name="P2">ANSWER=B</text:p>
      <text:p text:style-name="P2">ANSDESC =</text:p>
      <text:p text:style-name="P2">REMARKS=</text:p>
      <text:p text:style-name="P2"><text:s text:c="4"/>• Correct: sls remove deletes the entire CloudFormation stack and resources.</text:p>
      <text:p text:style-name="P2"/>
      <text:p text:style-name="P2">=============================================================================</text:p>
      <text:p text:style-name="P2"/>
      <text:p text:style-name="P2"><text:soft-page-break/>QUESTION= setcorrect, MARKS=2, NEG = -0.5, CATEGORY=medium</text:p>
      <text:p text:style-name="P2">Which AWS services are integrated with Lambda in Activity3? (Choose ALL correct options.)</text:p>
      <text:p text:style-name="P2">OPTIONS=</text:p>
      <text:p text:style-name="P2"><text:s text:c="4"/>A. DynamoDB</text:p>
      <text:p text:style-name="P2"><text:s text:c="4"/>B. SQS</text:p>
      <text:p text:style-name="P2"><text:s text:c="4"/>C. SNS</text:p>
      <text:p text:style-name="P2"><text:s text:c="4"/>D. CloudWatch</text:p>
      <text:p text:style-name="P2">ANSWER=A, B, C, D</text:p>
      <text:p text:style-name="P2">ANSDESC =</text:p>
      <text:p text:style-name="P2">REMARKS=</text:p>
      <text:p text:style-name="P2"><text:s text:c="4"/>• Correct: Lambda integrates with DynamoDB, SQS, SNS, and writes logs to CloudWatch.</text:p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of the following statements are true about IAM role setup in Activity3? (Choose ALL correct options.)</text:p>
      <text:p text:style-name="P2">OPTIONS=</text:p>
      <text:p text:style-name="P2"><text:s text:c="4"/>A. It grants Lambda functions least-privilege permissions.</text:p>
      <text:p text:style-name="P2"><text:s text:c="4"/>B. It allows functions to create and write CloudWatch Logs.</text:p>
      <text:p text:style-name="P2"><text:s text:c="4"/>C. It provides DynamoDB PutItem/GetItem/Scan permissions on TodoTable.</text:p>
      <text:p text:style-name="P2"><text:s text:c="4"/>D. It denies all access to SQS queues.</text:p>
      <text:p text:style-name="P2">ANSWER=A, B, C</text:p>
      <text:p text:style-name="P2">ANSDESC =</text:p>
      <text:p text:style-name="P2">REMARKS=</text:p>
      <text:p text:style-name="P2"><text:s text:c="4"/>• Correct: IAM setup allows logs, DynamoDB, SQS, and SNS publish; not deny SQS.</text:p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of the following are correct about the SNS → SQS → Lambda pattern in Activity3? (Choose ALL correct options.)</text:p>
      <text:p text:style-name="P2">OPTIONS=</text:p>
      <text:p text:style-name="P2"><text:s text:c="4"/>A. SNS publishes messages to a topic.</text:p>
      <text:p text:style-name="P2"><text:s text:c="4"/>B. Messages are delivered directly to DynamoDB.</text:p>
      <text:p text:style-name="P2"><text:s text:c="4"/>C. Messages are forwarded from SNS to an SQS queue.</text:p>
      <text:p text:style-name="P2"><text:s text:c="4"/>D. A Lambda function consumes messages from SQS.</text:p>
      <text:p text:style-name="P2">ANSWER=A, C, D</text:p>
      <text:p text:style-name="P2">ANSDESC =</text:p>
      <text:p text:style-name="P2">REMARKS=</text:p>
      <text:p text:style-name="P2"><text:s text:c="4"/>• Correct: SNS publishes → SQS queue receives → Lambda consumes; DynamoDB not in this flow.</text:p>
      <text:p text:style-name="P2"/>
      <text:p text:style-name="P2">=============================================================================</text:p>
      <text:p text:style-name="P2"/>
      <text:p text:style-name="P2">QUESTION= setcorrect, MARKS=2, NEG = -0.5, CATEGORY=medium</text:p>
      <text:p text:style-name="P2">Which of the following resources are explicitly created in the final serverless.yml of Activity3? (Choose ALL correct options.)</text:p>
      <text:p text:style-name="P2">OPTIONS=</text:p>
      <text:p text:style-name="P2"><text:s text:c="4"/>A. DynamoDB TodoTable</text:p>
      <text:p text:style-name="P2"><text:s text:c="4"/>B. SNS Topic (MyTopic)</text:p>
      <text:p text:style-name="P2"><text:s text:c="4"/>C. SQS Queue (MyQueue)</text:p>
      <text:p text:style-name="P2"><text:s text:c="4"/>D. API Gateway HTTP endpoint</text:p>
      <text:p text:style-name="P2">ANSWER=A, B, C, D</text:p>
      <text:p text:style-name="P2">ANSDESC =</text:p>
      <text:p text:style-name="P2">REMARKS=</text:p>
      <text:p text:style-name="P2"><text:s text:c="4"/>• Correct: TodoTable, MyTopic, MyQueue, and HTTP API endpoints are created via CloudFormation.</text:p>
      <text:p text:style-name="P2"><text:soft-page-break/>=============================================================================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480$Build-2</meta:generator>
    <dc:date>2025-10-03T16:00:54.959175048</dc:date>
    <meta:editing-duration>P1DT23H56M39S</meta:editing-duration>
    <meta:editing-cycles>114</meta:editing-cycles>
    <meta:document-statistic meta:table-count="0" meta:image-count="0" meta:object-count="0" meta:page-count="4" meta:paragraph-count="96" meta:word-count="451" meta:character-count="3628" meta:non-whitespace-character-count="3113"/>
  </office:meta>
</office:document-meta>
</file>